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800000180294D1DCDB4AF79FD.png" manifest:media-type="image/png"/>
  <manifest:file-entry manifest:full-path="Pictures/10000201000000D8000001805B96483848CCEBCE.png" manifest:media-type="image/png"/>
  <manifest:file-entry manifest:full-path="Pictures/10000201000000D80000018019DBA22D8E643C3B.png" manifest:media-type="image/png"/>
  <manifest:file-entry manifest:full-path="Pictures/10000201000000D800000180585FBAA8C7DD2157.png" manifest:media-type="image/png"/>
  <manifest:file-entry manifest:full-path="Pictures/10000201000000D800000180AE55F298BDFEF6DB.png" manifest:media-type="image/png"/>
  <manifest:file-entry manifest:full-path="Pictures/10000201000000630000006C718E78B95BF18BA4.png" manifest:media-type="image/png"/>
  <manifest:file-entry manifest:full-path="Pictures/10000201000000D8000001805AB4A5E8F5A932DB.png" manifest:media-type="image/png"/>
  <manifest:file-entry manifest:full-path="Pictures/10000201000000D800000180454611B771EEC981.png" manifest:media-type="image/png"/>
  <manifest:file-entry manifest:full-path="Pictures/10000201000000D800000180D76A418F2927396E.png" manifest:media-type="image/png"/>
  <manifest:file-entry manifest:full-path="Pictures/10000201000000D8000001800C271FF7E7D214D4.png" manifest:media-type="image/png"/>
  <manifest:file-entry manifest:full-path="Pictures/10000201000000D800000180C45BA80AAAD628CC.png" manifest:media-type="image/png"/>
  <manifest:file-entry manifest:full-path="Pictures/10000201000000D800000180E5446EDF176BB0FD.png" manifest:media-type="image/png"/>
  <manifest:file-entry manifest:full-path="Pictures/10000201000000D800000180A01379322AF44DD3.png" manifest:media-type="image/png"/>
  <manifest:file-entry manifest:full-path="Pictures/10000201000000D8000001801E97ADC01AF00B6E.png" manifest:media-type="image/png"/>
  <manifest:file-entry manifest:full-path="Pictures/10000201000000D800000180618D4A7E5CBCA77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Explorer</text:span></text:p>
            <text:p text:style-name="P1"><text:span text:style-name="T3"/></text:p>
            <text:p text:style-name="P1"><text:span text:style-name="T3">Learn, test and demo flutter 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Table</text:span></text:p>
            <text:p text:style-name="P1"><text:span text:style-name="T3"/></text:p>
            <text:p text:style-name="P1"><text:span text:style-name="T3">Real world quarterly result data in combo chart and 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nimate Icons</text:span></text:p>
            <text:p text:style-name="P1"><text:span text:style-name="T3"/></text:p>
            <text:p text:style-name="P1"><text:span text:style-name="T3">Animate any two icon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64cm" svg:height="10.159cm" svg:x="18.567cm" svg:y="2.74cm">
          <draw:image xlink:href="Pictures/10000201000000D800000180A01379322AF44D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URL Launcher</text:span></text:p>
            <text:p text:style-name="P1"><text:span text:style-name="T3"/></text:p>
            <text:p text:style-name="P1"><text:span text:style-name="T3">Launch a URL to browse website, make phone call, send Email or SM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691cm">
          <draw:image xlink:href="Pictures/10000201000000D8000001800C271FF7E7D214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Markdown View</text:span></text:p>
            <text:p text:style-name="P1"><text:span text:style-name="T3"/></text:p>
            <text:p text:style-name="P1"><text:span text:style-name="T3">Display Markdown file from Github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7" draw:text-style-name="P5" draw:layer="layout" svg:width="5.714cm" svg:height="10.159cm" svg:x="18.524cm" svg:y="2.728cm">
          <draw:image xlink:href="Pictures/10000201000000D800000180D76A418F2927396E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himmer Effect</text:span></text:p>
            <text:p text:style-name="P1"><text:span text:style-name="T3"/></text:p>
            <text:p text:style-name="P1"><text:span text:style-name="T3">Better way to show loading statu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7" draw:text-style-name="P5" draw:layer="layout" svg:width="5.714cm" svg:height="10.159cm" svg:x="18.524cm" svg:y="2.728cm">
          <draw:image xlink:href="Pictures/10000201000000D800000180E5446EDF176BB0FD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bout Dialog</text:span></text:p>
            <text:p text:style-name="P1"><text:span text:style-name="T3"/></text:p>
            <text:p text:style-name="P1"><text:span text:style-name="T3">About the application and licens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7" draw:text-style-name="P5" draw:layer="layout" svg:width="5.714cm" svg:height="10.159cm" svg:x="18.524cm" svg:y="2.728cm">
          <draw:image xlink:href="Pictures/10000201000000D8000001805B96483848CCEBCE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ource Code </text:span><text:span text:style-name="T5">View</text:span></text:p>
            <text:p text:style-name="P1"><text:span text:style-name="T3"/></text:p>
            <text:p text:style-name="P1"><text:span text:style-name="T3">Share your source code </text:span><text:span text:style-name="T3">from Github public </text:span><text:span text:style-name="T3">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7" draw:text-style-name="P5" draw:layer="layout" svg:width="5.714cm" svg:height="10.159cm" svg:x="18.524cm" svg:y="2.728cm">
          <draw:image xlink:href="Pictures/10000201000000D800000180294D1DCDB4AF79FD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3-10T13:31:32.861035042</dc:date>
    <meta:editing-duration>PT1H6M19S</meta:editing-duration>
    <meta:editing-cycles>25</meta:editing-cycles>
    <meta:generator>LibreOffice/7.1.1.2$Linux_X86_64 LibreOffice_project/dd797d330b34196606d0870aaa694e9504402ca1</meta:generator>
    <meta:document-statistic meta:object-count="105"/>
  </office:meta>
</office:document-meta>
</file>